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4.40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1.80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2.806cm"/>
    </style:style>
    <style:style style:name="P1" style:family="paragraph">
      <loext:graphic-properties draw:fill="none" draw:fill-color="#ffffff"/>
    </style:style>
    <style:style style:name="P2" style:family="paragraph">
      <style:text-properties fo:color="#999999"/>
    </style:style>
    <style:style style:name="P3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a3238e"/>
    </style:style>
    <style:style style:name="T2" style:family="text">
      <style:text-properties fo:color="#5e8ac7"/>
    </style:style>
    <style:style style:name="T3" style:family="text">
      <style:text-properties fo:color="#1c3687"/>
    </style:style>
    <style:style style:name="T4" style:family="text">
      <style:text-properties fo:color="#808080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78cm" svg:height="0.962cm" svg:x="3.2cm" svg:y="73.3cm">
          <draw:text-box>
            <text:p>- What are use &lt;files&gt; in lines 34 to 43?</text:p>
          </draw:text-box>
        </draw:frame>
        <draw:frame draw:style-name="gr1" draw:text-style-name="P1" draw:layer="layout" svg:width="9.769cm" svg:height="0.962cm" svg:x="4cm" svg:y="75.1cm">
          <draw:text-box>
            <text:p>- What interface in line 49 does? </text:p>
          </draw:text-box>
        </draw:frame>
        <draw:frame draw:style-name="gr2" draw:text-style-name="P1" draw:layer="layout" svg:width="17.929cm" svg:height="2.384cm" svg:x="6cm" svg:y="8.8cm">
          <draw:text-box>
            <text:p><text:span text:style-name="T1">function</text:span> <text:span text:style-name="T2">read_gmsh_simple</text:span>( filename, quad_degree, &amp;</text:p>
            <text:p><text:s text:c="15"/><text:tab/><text:tab/><text:tab/><text:tab/> <text:s text:c="3"/>quad_ngi, quad_family, mdim ) &amp;</text:p>
            <text:p><text:s text:c="6"/><text:span text:style-name="T3"><text:s/></text:span><text:span text:style-name="T1">result</text:span> (field)</text:p>
          </draw:text-box>
        </draw:frame>
        <draw:frame draw:style-name="gr2" draw:text-style-name="P1" draw:layer="layout" svg:width="19.247cm" svg:height="13.049cm" svg:x="5.753cm" svg:y="14.329cm">
          <draw:text-box>
            <text:p><text:s text:c="4"/><text:span text:style-name="T4">! Open node file (GMESH file)</text:span></text:p>
            <text:p><text:s text:c="3"/><text:span text:style-name="T1"><text:s/></text:span><text:span text:style-name="T1">ewrite</text:span>(2, *) "Opening "//trim(lfilename)//" for reading."</text:p>
            <text:p><text:s text:c="4"/><text:span text:style-name="T1">open</text:span>( unit=fd, file=trim(lfilename), err=43, action="read", &amp;</text:p>
            <text:p><text:s text:c="9"/>access="stream", form="formatted" )</text:p>
            <text:p/>
            <text:p><text:s text:c="4"/><text:span text:style-name="T4">! Read in header information, and validate</text:span></text:p>
            <text:p><text:s text:c="4"/><text:span text:style-name="T1">call</text:span> read_header( fd, lfilename, gmshFormat )</text:p>
            <text:p/>
            <text:p><text:s text:c="4"/><text:span text:style-name="T4">! Read in the nodes</text:span></text:p>
            <text:p><text:s text:c="4"/><text:span text:style-name="T1">call</text:span> read_nodes_coords( fd, lfilename, gmshFormat, nodes )</text:p>
            <text:p/>
            <text:p><text:s text:c="4"/><text:span text:style-name="T4">! Read in elements</text:span></text:p>
            <text:p><text:s text:c="4"/><text:span text:style-name="T1">call</text:span> read_faces_and_elements( fd, lfilename, gmshFormat, &amp;</text:p>
            <text:p><text:s text:c="9"/>elements, faces, dim)</text:p>
            <text:p/>
            <text:p><text:s text:c="4"/><text:span text:style-name="T1">call</text:span> read_node_column_IDs( fd, lfilename, gmshFormat, nodes )</text:p>
            <text:p/>
            <text:p><text:s text:c="4"/><text:span text:style-name="T1">close</text:span>( fd )</text:p>
          </draw:text-box>
        </draw:frame>
        <draw:frame draw:style-name="gr2" draw:text-style-name="P1" draw:layer="layout" svg:width="22.439cm" svg:height="0.962cm" svg:x="5.761cm" svg:y="28.6cm">
          <draw:text-box>
            <text:p>Read coordinate dimension and save it in coordinate_dim (mdim, gdim or dim)</text:p>
          </draw:text-box>
        </draw:frame>
        <draw:frame draw:style-name="gr2" draw:text-style-name="P1" draw:layer="layout" svg:width="8.643cm" svg:height="0.962cm" svg:x="5.762cm" svg:y="30.3cm">
          <draw:text-box>
            <text:p>loc = nodeIDs, sloc=node ids</text:p>
          </draw:text-box>
        </draw:frame>
        <draw:frame draw:style-name="gr1" draw:text-style-name="P1" draw:layer="layout" svg:width="6.175cm" svg:height="0.962cm" svg:x="12.8cm" svg:y="12.5cm">
          <draw:text-box>
            <text:p>Read from gmsh file</text:p>
          </draw:text-box>
        </draw:frame>
        <draw:frame draw:style-name="gr1" draw:text-style-name="P3" draw:layer="layout" svg:width="13.227cm" svg:height="0.962cm" svg:x="6.873cm" svg:y="32cm">
          <draw:text-box>
            <text:p text:style-name="P2"><text:span text:style-name="T5">! Now construct within Fluidity data structures</text:span></text:p>
          </draw:text-box>
        </draw:frame>
        <draw:frame draw:style-name="gr1" draw:text-style-name="P1" draw:layer="layout" svg:width="9.972cm" svg:height="0.962cm" svg:x="4.101cm" svg:y="76.7cm">
          <draw:text-box>
            <text:p>- what does shape do in line 204?</text:p>
          </draw:text-box>
        </draw:frame>
        <draw:frame draw:style-name="gr2" draw:text-style-name="P1" draw:layer="layout" svg:width="14.079cm" svg:height="1.673cm" svg:x="5.763cm" svg:y="38.101cm">
          <draw:text-box>
            <text:p><text:span text:style-name="T4">! define element type:</text:span> </text:p>
            <text:p><text:s/>shape=make_element_shape(loc, dim, 1, quad)</text:p>
          </draw:text-box>
        </draw:frame>
        <draw:frame draw:style-name="gr2" draw:text-style-name="P1" draw:layer="layout" svg:width="21.406cm" svg:height="1.673cm" svg:x="5.763cm" svg:y="41.4cm">
          <draw:text-box>
            <text:p>allocate (mesh, numNodes, numElement, shape, name=”CoordinateMesh”</text:p>
            <text:p>allocate (field, coordinates_dim, mesh, name=”Coordinate”</text:p>
          </draw:text-box>
        </draw:frame>
        <draw:g>
          <draw:frame draw:style-name="gr1" draw:text-style-name="P5" draw:layer="layout" svg:width="14.51cm" svg:height="1.673cm" svg:x="6.35cm" svg:y="45.014cm">
            <draw:text-box>
              <text:p text:style-name="P4">If have region ID</text:p>
              <text:p text:style-name="P4">allocate( field%mesh%region_ids(numElements) )</text:p>
            </draw:text-box>
          </draw:frame>
          <draw:custom-shape draw:style-name="gr3" draw:text-style-name="P6" draw:layer="layout" svg:width="15.1cm" svg:height="2cm" svg:x="6.1cm" svg:y="4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" draw:text-style-name="P5" draw:layer="layout" svg:width="12.504cm" svg:height="1.673cm" svg:x="7.6cm" svg:y="34.227cm">
            <draw:text-box>
              <text:p text:style-name="P4">Check if quad_degree or quad_ngi present</text:p>
              <text:p text:style-name="P4">Then: quad = the their value</text:p>
            </draw:text-box>
          </draw:frame>
          <draw:custom-shape draw:style-name="gr4" draw:text-style-name="P6" draw:layer="layout" svg:width="12.5cm" svg:height="2cm" svg:x="7.701cm" svg:y="34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" draw:text-style-name="P5" draw:layer="layout" svg:width="13.49cm" svg:height="1.673cm" svg:x="7.151cm" svg:y="48.314cm">
            <draw:text-box>
              <text:p text:style-name="P4">If (nodes(1)%columnID&gt;=0) <text:s/></text:p>
              <text:p text:style-name="P4">allocate (field%mesh%columns(1:numNodes))</text:p>
            </draw:text-box>
          </draw:frame>
          <draw:custom-shape draw:style-name="gr5" draw:text-style-name="P6" draw:layer="layout" svg:width="13.5cm" svg:height="2cm" svg:x="7.1cm" svg:y="4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5.641cm" svg:height="0.962cm" svg:x="4.101cm" svg:y="78.7cm">
          <draw:text-box>
            <text:p>- ewrite in line 10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05:19.076030668</meta:creation-date>
    <dc:date>2021-04-26T16:38:11.815151916</dc:date>
    <meta:editing-duration>PT4H50M5S</meta:editing-duration>
    <meta:editing-cycles>13</meta:editing-cycles>
    <meta:generator>LibreOffice/6.0.7.3$Linux_X86_64 LibreOffice_project/00m0$Build-3</meta:generator>
    <meta:document-statistic meta:object-count="21"/>
  </office:meta>
</office:document-meta>
</file>